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Helvetica Neue', sans-serif, 'Noto Color Emoji', 'apple color emoji', 'windows emoji', 'windows symbol'"/>
    <style:font-face style:name="Verdana" svg:font-family="Verdana" style:font-family-generic="swiss"/>
    <style:font-face style:name="var headline-6-font-family" svg:font-family="'var headline-6-font-family', 'Google Sans', Roboto, arial, sans-serif, 'Noto Color Emoji', 'apple color emoji', 'windows emoji', 'windows symbol'"/>
  </office:font-face-decls>
  <office:automatic-styles>
    <style:style style:name="P1" style:family="paragraph" style:parent-style-name="Heading_20_2">
      <style:paragraph-properties fo:margin-top="0in" fo:margin-bottom="0in" style:contextual-spacing="false" style:line-height-at-least="0.1665in"/>
      <style:text-properties fo:font-variant="normal" fo:text-transform="none" style:font-name="var headline-6-font-family" fo:font-size="13.5pt" fo:letter-spacing="normal" fo:font-style="normal" fo:font-weight="normal" loext:padding="0in" loext:border="none"/>
    </style:style>
    <style:style style:name="P2" style:family="paragraph" style:parent-style-name="Standard">
      <style:paragraph-properties fo:margin-top="0.1665in" fo:margin-bottom="0.0972in" style:contextual-spacing="false"/>
      <style:text-properties loext:padding="0in" loext:border="none"/>
    </style:style>
    <style:style style:name="P3" style:family="paragraph" style:parent-style-name="Standard">
      <style:paragraph-properties fo:margin-top="0in" fo:margin-bottom="0.1965in" style:contextual-spacing="false"/>
      <style:text-properties loext:padding="0in" loext:border="none"/>
    </style:style>
    <style:style style:name="P4" style:family="paragraph" style:parent-style-name="Standard">
      <style:paragraph-properties fo:margin-top="0in" fo:margin-bottom="0in" style:contextual-spacing="false" style:line-height-at-least="0.1665in"/>
      <style:text-properties fo:font-variant="normal" fo:text-transform="none" style:font-name="Roboto" fo:font-size="9pt" fo:letter-spacing="normal" fo:font-style="normal" fo:font-weight="normal" loext:padding="0in" loext:border="none"/>
    </style:style>
    <style:style style:name="P5" style:family="paragraph" style:parent-style-name="Text_20_body">
      <style:paragraph-properties fo:margin-left="0in" fo:margin-right="0in" fo:text-indent="0in" style:auto-text-indent="false"/>
    </style:style>
    <style:style style:name="P6" style:family="paragraph" style:parent-style-name="Text_20_body">
      <style:paragraph-properties fo:margin-left="0in" fo:margin-right="0in" fo:margin-top="0.1665in" fo:margin-bottom="0.0972in" style:contextual-spacing="false" fo:text-indent="0in" style:auto-text-indent="false"/>
    </style:style>
    <style:style style:name="P7" style:family="paragraph" style:parent-style-name="Text_20_body">
      <style:paragraph-properties fo:margin-left="0in" fo:margin-right="0in" fo:margin-top="0in" fo:margin-bottom="0in" style:contextual-spacing="false" style:line-height-at-least="0.1665in" fo:text-align="center" style:justify-single-word="false" fo:text-indent="0in" style:auto-text-indent="false"/>
    </style:style>
    <style:style style:name="P8" style:family="paragraph" style:parent-style-name="Text_20_body">
      <style:paragraph-properties fo:margin-top="0in" fo:margin-bottom="0in" style:contextual-spacing="false"/>
      <style:text-properties loext:padding="0in" loext:border="none"/>
    </style:style>
    <style:style style:name="P9" style:family="paragraph" style:parent-style-name="Text_20_body">
      <style:paragraph-properties fo:margin-left="0in" fo:margin-right="0in" fo:margin-top="0.1665in" fo:margin-bottom="0.0972in" style:contextual-spacing="false" fo:text-indent="0in" style:auto-text-indent="false"/>
      <style:text-properties loext:padding="0in" loext:border="none"/>
    </style:style>
    <style:style style:name="P10" style:family="paragraph" style:parent-style-name="Text_20_body">
      <style:text-properties loext:padding="0in" loext:border="none"/>
    </style:style>
    <style:style style:name="P11" style:family="paragraph" style:parent-style-name="Text_20_body">
      <style:paragraph-properties fo:margin-top="0in" fo:margin-bottom="0in" style:contextual-spacing="false" style:line-height-at-least="0.25in"/>
      <style:text-properties loext:padding="0in" loext:border="none"/>
    </style:style>
    <style:style style:name="P12" style:family="paragraph" style:parent-style-name="Text_20_body">
      <style:paragraph-properties fo:margin-top="0.1665in" fo:margin-bottom="0.0972in" style:contextual-spacing="false" style:line-height-at-least="0.25in"/>
      <style:text-properties loext:padding="0in" loext:border="none"/>
    </style:style>
    <style:style style:name="P13" style:family="paragraph" style:parent-style-name="Text_20_body">
      <style:paragraph-properties fo:margin-top="0.1665in" fo:margin-bottom="0.0972in" style:contextual-spacing="false"/>
      <style:text-properties loext:padding="0in" loext:border="none"/>
    </style:style>
    <style:style style:name="P14" style:family="paragraph" style:parent-style-name="Text_20_body">
      <style:paragraph-properties fo:margin-left="0in" fo:margin-right="0.0417in" fo:margin-top="0.1665in" fo:margin-bottom="0.0972in" style:contextual-spacing="false" style:line-height-at-least="0.2189in" fo:text-align="center" style:justify-single-word="false" fo:text-indent="0in" style:auto-text-indent="false"/>
      <style:text-properties loext:padding="0in" loext:border="none"/>
    </style:style>
    <style:style style:name="P15" style:family="paragraph" style:parent-style-name="Text_20_body">
      <style:paragraph-properties fo:margin-top="0.1665in" fo:margin-bottom="0.0835in" style:contextual-spacing="false"/>
      <style:text-properties fo:font-weight="bold"/>
    </style:style>
    <style:style style:name="P16" style:family="paragraph" style:parent-style-name="Text_20_body">
      <style:paragraph-properties fo:margin-left="0in" fo:margin-right="0in" fo:margin-top="0in" fo:margin-bottom="0in" style:contextual-spacing="false" style:line-height-at-least="0.1665in" fo:text-align="center" style:justify-single-word="false" fo:text-indent="0in" style:auto-text-indent="false"/>
      <style:text-properties fo:font-variant="normal" fo:text-transform="none" style:font-name="Roboto" fo:font-size="9pt" fo:letter-spacing="normal" fo:font-style="normal" fo:font-weight="normal" loext:padding="0in" loext:border="none"/>
    </style:style>
    <style:style style:name="P17" style:family="paragraph" style:parent-style-name="Text_20_body">
      <style:paragraph-properties fo:margin-top="0in" fo:margin-bottom="0in" style:contextual-spacing="false" style:line-height-at-least="0.1665in"/>
      <style:text-properties fo:font-variant="normal" fo:text-transform="none" style:font-name="Roboto" fo:font-size="9pt" fo:letter-spacing="normal" fo:font-style="normal" fo:font-weight="normal" loext:padding="0in" loext:border="none"/>
    </style:style>
    <style:style style:name="P18" style:family="paragraph" style:parent-style-name="Text_20_body">
      <style:paragraph-properties fo:margin-top="0.1665in" fo:margin-bottom="0.0972in" style:contextual-spacing="false" style:line-height-at-least="0.1665in"/>
      <style:text-properties fo:font-variant="normal" fo:text-transform="none" style:font-name="Roboto" fo:font-size="9pt" fo:letter-spacing="normal" fo:font-style="normal" fo:font-weight="normal"/>
    </style:style>
    <style:style style:name="P19" style:family="paragraph" style:parent-style-name="Text_20_body">
      <style:paragraph-properties fo:margin-left="0in" fo:margin-right="0in" fo:margin-top="0in" fo:margin-bottom="0.0209in" style:contextual-spacing="false" style:line-height-at-least="0.1665in" fo:text-indent="0in" style:auto-text-indent="false"/>
      <style:text-properties fo:font-variant="normal" fo:text-transform="none" style:font-name="Roboto" fo:font-size="9pt" fo:letter-spacing="normal" fo:font-style="normal" fo:font-weight="bold" loext:padding="0in" loext:border="none"/>
    </style:style>
    <style:style style:name="P20" style:family="paragraph" style:parent-style-name="Text_20_body">
      <style:paragraph-properties fo:margin-top="0in" fo:margin-bottom="0in" style:contextual-spacing="false" style:line-height-at-least="0.2083in"/>
      <style:text-properties fo:font-variant="normal" fo:text-transform="none" style:font-name="Roboto" fo:font-size="10.5pt" fo:letter-spacing="normal" fo:font-style="normal" fo:font-weight="normal"/>
    </style:style>
    <style:style style:name="P21" style:family="paragraph" style:parent-style-name="Text_20_body">
      <style:paragraph-properties fo:margin-top="0.1665in" fo:margin-bottom="0.0835in" style:contextual-spacing="false" style:line-height-at-least="0.2083in"/>
      <style:text-properties fo:font-variant="normal" fo:text-transform="none" style:font-name="Roboto" fo:font-size="10.5pt" fo:letter-spacing="normal" fo:font-style="normal" fo:font-weight="normal"/>
    </style:style>
    <style:style style:name="T1" style:family="text">
      <style:text-properties loext:padding="0in" loext:border="none"/>
    </style:style>
    <style:style style:name="T2" style:family="text">
      <style:text-properties fo:font-variant="normal" fo:text-transform="none" style:font-name="Roboto" fo:font-size="9pt" fo:letter-spacing="normal" fo:font-style="normal" fo:font-weight="normal" loext:padding="0in" loext:border="none"/>
    </style:style>
    <style:style style:name="T3" style:family="text">
      <style:text-properties fo:font-variant="normal" fo:text-transform="none" style:text-line-through-style="none" style:text-line-through-type="none" style:font-name="Roboto" fo:font-size="9pt" fo:letter-spacing="normal" fo:font-style="normal" style:text-underline-style="none" fo:font-weight="normal" style:text-blinking="false" loext:padding="0in" loext:border="none"/>
    </style:style>
    <style:style style:name="fr1" style:family="graphic" style:parent-style-name="Frame">
      <style:graphic-properties fo:margin-left="0in" fo:margin-right="0in" fo:margin-top="0in" fo:margin-bottom="0in" style:wrap="run-through" style:number-wrapped-paragraphs="no-limit" style:vertical-pos="from-top" style:vertical-rel="frame" style:horizontal-pos="from-left" style:horizontal-rel="frame" fo:padding="0in" fo:border="none"/>
    </style:style>
    <style:style style:name="fr2"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fr3"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run-through" style:number-wrapped-paragraphs="no-limit" style:vertical-pos="top" style:vertical-rel="char" style:horizontal-pos="from-left" style:horizontal-rel="page"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2" draw:name="Frame1" text:anchor-type="char" svg:width="15.302in" draw:z-index="0"><draw:text-box fo:min-height="0.0161in"><draw:frame draw:style-name="fr1" draw:name="Frame63" text:anchor-type="frame" svg:x="0.2709in" svg:y="0.2709in" svg:width="0.5in" draw:z-index="76"><draw:text-box fo:min-height="0.5in"><text:p text:style-name="Text_20_body"/></draw:text-box></draw:frame><draw:frame draw:style-name="fr1" draw:name="Frame62" text:anchor-type="frame" svg:x="0.25in" svg:y="0.25in" svg:width="0.5in" draw:z-index="75"><draw:text-box fo:min-height="0.5in"><text:p text:style-name="Text_20_body"/></draw:text-box></draw:frame><draw:frame draw:style-name="fr1" draw:name="Frame61" text:anchor-type="frame" svg:x="0.25in" svg:y="0.25in" svg:width="0.5in" draw:z-index="74"><draw:text-box fo:min-height="0.5in"><text:p text:style-name="Text_20_body"/></draw:text-box></draw:frame><draw:frame draw:style-name="fr1" draw:name="Frame60" text:anchor-type="frame" svg:x="0.25in" svg:y="0.25in" svg:width="0.5in" draw:z-index="73"><draw:text-box fo:min-height="0.5in"><text:p text:style-name="Text_20_body"/></draw:text-box></draw:frame><draw:frame draw:style-name="fr1" draw:name="Frame59" text:anchor-type="frame" svg:x="0.25in" svg:y="0.25in" svg:width="0.5in" draw:z-index="72"><draw:text-box fo:min-height="0.5in"><text:p text:style-name="Text_20_body"/></draw:text-box></draw:frame><draw:frame draw:style-name="fr1" draw:name="Frame47" text:anchor-type="frame" svg:x="0.25in" svg:y="0.25in" svg:width="0.5in" draw:z-index="59"><draw:text-box fo:min-height="0.5in"><text:p text:style-name="Text_20_body"/></draw:text-box></draw:frame><draw:frame draw:style-name="fr1" draw:name="Frame46" text:anchor-type="frame" svg:x="0.25in" svg:y="0.25in" svg:width="0.5in" draw:z-index="58"><draw:text-box fo:min-height="0.5in"><text:p text:style-name="Text_20_body"/></draw:text-box></draw:frame><draw:frame draw:style-name="fr1" draw:name="Frame45" text:anchor-type="frame" svg:x="0.2083in" svg:y="0.2083in" svg:width="0.5in" draw:z-index="57"><draw:text-box fo:min-height="0.5in"><text:p text:style-name="Text_20_body"/></draw:text-box></draw:frame><draw:frame draw:style-name="fr1" draw:name="Frame44" text:anchor-type="frame" svg:x="0.2083in" svg:y="0.2083in" svg:width="0.5in" draw:z-index="56"><draw:text-box fo:min-height="0.5in"><text:p text:style-name="Text_20_body"/></draw:text-box></draw:frame><draw:frame draw:style-name="fr1" draw:name="Frame43" text:anchor-type="frame" svg:x="0.2083in" svg:y="0.2083in" svg:width="0.5in" draw:z-index="55"><draw:text-box fo:min-height="0.5in"><text:p text:style-name="Text_20_body"/></draw:text-box></draw:frame><draw:frame draw:style-name="fr1" draw:name="Frame42" text:anchor-type="frame" svg:x="0.2083in" svg:y="0.2083in" svg:width="0.5in" draw:z-index="54"><draw:text-box fo:min-height="0.5in"><text:p text:style-name="Text_20_body"/></draw:text-box></draw:frame><draw:frame draw:style-name="fr1" draw:name="Frame41" text:anchor-type="frame" svg:x="0.2083in" svg:y="0.2083in" svg:width="0.5in" draw:z-index="53"><draw:text-box fo:min-height="0.5in"><text:p text:style-name="Text_20_body"/></draw:text-box></draw:frame><draw:frame draw:style-name="fr1" draw:name="Frame40" text:anchor-type="frame" svg:x="0.2083in" svg:y="0.2083in" svg:width="0.5in" draw:z-index="52"><draw:text-box fo:min-height="0.5in"><text:p text:style-name="Text_20_body"/></draw:text-box></draw:frame><draw:frame draw:style-name="fr1" draw:name="Frame39" text:anchor-type="frame" svg:x="0.2083in" svg:y="0.2083in" svg:width="0.5in" draw:z-index="51"><draw:text-box fo:min-height="0.5in"><text:p text:style-name="Text_20_body"/></draw:text-box></draw:frame><draw:frame draw:style-name="fr1" draw:name="Frame38" text:anchor-type="frame" svg:x="0.2083in" svg:y="0.2083in" svg:width="0.5in" draw:z-index="50"><draw:text-box fo:min-height="0.5in"><text:p text:style-name="Text_20_body"/></draw:text-box></draw:frame><draw:frame draw:style-name="fr1" draw:name="Frame37" text:anchor-type="frame" svg:x="0.2083in" svg:y="0.2083in" svg:width="0.5in" draw:z-index="49"><draw:text-box fo:min-height="0.5in"><text:p text:style-name="Text_20_body"/></draw:text-box></draw:frame><draw:frame draw:style-name="fr1" draw:name="Frame36" text:anchor-type="frame" svg:x="0.2083in" svg:y="0.2083in" svg:width="0.5in" draw:z-index="48"><draw:text-box fo:min-height="0.5in"><text:p text:style-name="Text_20_body"/></draw:text-box></draw:frame><draw:frame draw:style-name="fr1" draw:name="Frame35" text:anchor-type="frame" svg:x="0.2083in" svg:y="0.2083in" svg:width="0.5in" draw:z-index="1"><draw:text-box fo:min-height="0.5in"><text:p text:style-name="Text_20_body"/></draw:text-box></draw:frame><draw:frame draw:style-name="fr1" draw:name="Frame34" text:anchor-type="frame" svg:x="0.2083in" svg:y="0.2083in" svg:width="0.5in" draw:z-index="2"><draw:text-box fo:min-height="0.5in"><text:p text:style-name="Text_20_body"/></draw:text-box></draw:frame><draw:frame draw:style-name="fr1" draw:name="Frame33" text:anchor-type="frame" svg:x="0.2083in" svg:y="0.2083in" svg:width="0.5in" draw:z-index="4"><draw:text-box fo:min-height="0.5in"><text:p text:style-name="Text_20_body"/></draw:text-box></draw:frame><draw:frame draw:style-name="fr1" draw:name="Frame32" text:anchor-type="frame" svg:x="0.2083in" svg:y="0.2083in" svg:width="0.5in" draw:z-index="6"><draw:text-box fo:min-height="0.5in"><text:p text:style-name="Text_20_body"/></draw:text-box></draw:frame><draw:frame draw:style-name="fr1" draw:name="Frame31" text:anchor-type="frame" svg:x="0.2083in" svg:y="0.2083in" svg:width="0.5in" draw:z-index="8"><draw:text-box fo:min-height="0.5in"><text:p text:style-name="Text_20_body"/></draw:text-box></draw:frame><draw:frame draw:style-name="fr1" draw:name="Frame30" text:anchor-type="frame" svg:x="0.2083in" svg:y="0.2083in" svg:width="0.5in" draw:z-index="10"><draw:text-box fo:min-height="0.5in"><text:p text:style-name="Text_20_body"/></draw:text-box></draw:frame><draw:frame draw:style-name="fr1" draw:name="Frame29" text:anchor-type="frame" svg:x="0.25in" svg:y="0.25in" svg:width="0.5in" draw:z-index="12"><draw:text-box fo:min-height="0.5in"><text:p text:style-name="Text_20_body"/></draw:text-box></draw:frame><draw:frame draw:style-name="fr1" draw:name="Frame28" text:anchor-type="frame" svg:x="0.2083in" svg:y="0.2083in" svg:width="0.5in" draw:z-index="14"><draw:text-box fo:min-height="0.5in"><text:p text:style-name="Text_20_body"/></draw:text-box></draw:frame><draw:frame draw:style-name="fr1" draw:name="Frame27" text:anchor-type="frame" svg:x="0.2083in" svg:y="0.2083in" svg:width="0.5in" draw:z-index="16"><draw:text-box fo:min-height="0.5in"><text:p text:style-name="Text_20_body"/></draw:text-box></draw:frame><draw:frame draw:style-name="fr1" draw:name="Frame26" text:anchor-type="frame" svg:x="0.2083in" svg:y="0.2083in" svg:width="0.5in" draw:z-index="18"><draw:text-box fo:min-height="0.5in"><text:p text:style-name="Text_20_body"/></draw:text-box></draw:frame><draw:frame draw:style-name="fr1" draw:name="Frame25" text:anchor-type="frame" svg:x="0.2083in" svg:y="0.2083in" svg:width="0.5in" draw:z-index="20"><draw:text-box fo:min-height="0.5in"><text:p text:style-name="Text_20_body"/></draw:text-box></draw:frame><draw:frame draw:style-name="fr1" draw:name="Frame24" text:anchor-type="frame" svg:x="0.2083in" svg:y="0.2083in" svg:width="0.5in" draw:z-index="22"><draw:text-box fo:min-height="0.5in"><text:p text:style-name="Text_20_body"/></draw:text-box></draw:frame><draw:frame draw:style-name="fr1" draw:name="Frame23" text:anchor-type="frame" svg:x="0.2083in" svg:y="0.2083in" svg:width="0.5in" draw:z-index="35"><draw:text-box fo:min-height="0.5in"><text:p text:style-name="Text_20_body"/></draw:text-box></draw:frame><draw:frame draw:style-name="fr1" draw:name="Frame22" text:anchor-type="frame" svg:x="0.2083in" svg:y="0.2083in" svg:width="0.5in" draw:z-index="38"><draw:text-box fo:min-height="0.5in"><text:p text:style-name="Text_20_body"/></draw:text-box></draw:frame><draw:frame draw:style-name="fr1" draw:name="Frame21" text:anchor-type="frame" svg:x="0.2083in" svg:y="0.2083in" svg:width="0.5in" draw:z-index="41"><draw:text-box fo:min-height="0.5in"><text:p text:style-name="Text_20_body"/></draw:text-box></draw:frame><draw:frame draw:style-name="fr1" draw:name="Frame20" text:anchor-type="frame" svg:x="0.2083in" svg:y="0.2083in" svg:width="0.5in" draw:z-index="43"><draw:text-box fo:min-height="0.5in"><text:p text:style-name="Text_20_body"/></draw:text-box></draw:frame><draw:frame draw:style-name="fr1" draw:name="Frame19" text:anchor-type="frame" svg:x="0.2083in" svg:y="0.2083in" svg:width="0.5in" draw:z-index="45"><draw:text-box fo:min-height="0.5in"><text:p text:style-name="Text_20_body"/></draw:text-box></draw:frame><draw:frame draw:style-name="fr1" draw:name="Frame18" text:anchor-type="frame" svg:x="0.2083in" svg:y="0.2083in" svg:width="0.5in" draw:z-index="47"><draw:text-box fo:min-height="0.5in"><text:p text:style-name="Text_20_body"/></draw:text-box></draw:frame><draw:frame draw:style-name="fr1" draw:name="Frame17" text:anchor-type="frame" svg:x="0.2083in" svg:y="0.2083in" svg:width="0.5in" draw:z-index="46"><draw:text-box fo:min-height="0.5in"><text:p text:style-name="Text_20_body"/></draw:text-box></draw:frame><draw:frame draw:style-name="fr1" draw:name="Frame16" text:anchor-type="frame" svg:x="0.2083in" svg:y="0.2083in" svg:width="0.5in" draw:z-index="44"><draw:text-box fo:min-height="0.5in"><text:p text:style-name="Text_20_body"/></draw:text-box></draw:frame><draw:frame draw:style-name="fr1" draw:name="Frame15" text:anchor-type="frame" svg:x="0.2083in" svg:y="0.2083in" svg:width="0.5in" draw:z-index="42"><draw:text-box fo:min-height="0.5in"><text:p text:style-name="Text_20_body"/></draw:text-box></draw:frame><draw:frame draw:style-name="fr1" draw:name="Frame14" text:anchor-type="frame" svg:x="0.2083in" svg:y="0.2083in" svg:width="0.5in" draw:z-index="40"><draw:text-box fo:min-height="0.5in"><text:p text:style-name="Text_20_body"/></draw:text-box></draw:frame><draw:frame draw:style-name="fr1" draw:name="Frame13" text:anchor-type="frame" svg:x="0.2083in" svg:y="0.2083in" svg:width="0.5in" draw:z-index="36"><draw:text-box fo:min-height="0.5in"><text:p text:style-name="Text_20_body"/></draw:text-box></draw:frame><draw:frame draw:style-name="fr1" draw:name="Frame12" text:anchor-type="frame" svg:x="0.2083in" svg:y="0.2083in" svg:width="0.5in" draw:z-index="34"><draw:text-box fo:min-height="0.5in"><text:p text:style-name="Text_20_body"/></draw:text-box></draw:frame><draw:frame draw:style-name="fr1" draw:name="Frame11" text:anchor-type="frame" svg:x="0.2083in" svg:y="0.2083in" svg:width="0.5in" draw:z-index="21"><draw:text-box fo:min-height="0.5in"><text:p text:style-name="Text_20_body"/></draw:text-box></draw:frame><draw:frame draw:style-name="fr1" draw:name="Frame10" text:anchor-type="frame" svg:x="0.2083in" svg:y="0.2083in" svg:width="0.5in" draw:z-index="19"><draw:text-box fo:min-height="0.5in"><text:p text:style-name="Text_20_body"/></draw:text-box></draw:frame><draw:frame draw:style-name="fr1" draw:name="Frame9" text:anchor-type="frame" svg:x="0.2083in" svg:y="0.2083in" svg:width="0.5in" draw:z-index="17"><draw:text-box fo:min-height="0.5in"><text:p text:style-name="Text_20_body"/></draw:text-box></draw:frame><draw:frame draw:style-name="fr1" draw:name="Frame8" text:anchor-type="frame" svg:x="0.2083in" svg:y="0.2083in" svg:width="0.5in" draw:z-index="15"><draw:text-box fo:min-height="0.5in"><text:p text:style-name="Text_20_body"/></draw:text-box></draw:frame><draw:frame draw:style-name="fr1" draw:name="Frame7" text:anchor-type="frame" svg:x="0.2083in" svg:y="0.2083in" svg:width="0.5in" draw:z-index="13"><draw:text-box fo:min-height="0.5in"><text:p text:style-name="Text_20_body"/></draw:text-box></draw:frame><draw:frame draw:style-name="fr1" draw:name="Frame6" text:anchor-type="frame" svg:x="0.2083in" svg:y="0.2083in" svg:width="0.5in" draw:z-index="11"><draw:text-box fo:min-height="0.5in"><text:p text:style-name="Text_20_body"/></draw:text-box></draw:frame><draw:frame draw:style-name="fr1" draw:name="Frame5" text:anchor-type="frame" svg:x="0.2083in" svg:y="0.2083in" svg:width="0.5in" draw:z-index="9"><draw:text-box fo:min-height="0.5in"><text:p text:style-name="Text_20_body"/></draw:text-box></draw:frame><draw:frame draw:style-name="fr1" draw:name="Frame4" text:anchor-type="frame" svg:x="0.2083in" svg:y="0.2083in" svg:width="0.5in" draw:z-index="7"><draw:text-box fo:min-height="0.5in"><text:p text:style-name="Text_20_body"/></draw:text-box></draw:frame><draw:frame draw:style-name="fr1" draw:name="Frame3" text:anchor-type="frame" svg:x="0.2083in" svg:y="0.2083in" svg:width="0.5in" draw:z-index="5"><draw:text-box fo:min-height="0.5in"><text:p text:style-name="Text_20_body"/></draw:text-box></draw:frame><draw:frame draw:style-name="fr1" draw:name="Frame2" text:anchor-type="frame" svg:x="0.2083in" svg:y="0.2083in" svg:width="0.5in" draw:z-index="3"><draw:text-box fo:min-height="0.5in"><text:p text:style-name="Text_20_body"/></draw:text-box></draw:frame><text:p text:style-name="P7"><text:span text:style-name="T2">RCS chat with Camila. </text:span><text:a xlink:type="simple" xlink:href="https://messages.google.com/web/u/0/" office:target-frame-name="_blank" xlink:show="new" text:style-name="Internet_20_link" text:visited-style-name="Visited_20_Internet_20_Link"><text:span text:style-name="T3">Details</text:span></text:a></text:p><text:p text:style-name="P13">Teste</text:p><text:p text:style-name="P8">Hi! </text:p><text:p text:style-name="P13">Balls </text:p><text:p text:style-name="P13">I need your helo</text:p><text:p text:style-name="P8">Help</text:p><text:p text:style-name="P8">this used to be my number and I forgot to change on my Apple account </text:p><text:p text:style-name="P8">Now I need the verification code </text:p><text:p text:style-name="P8">To access it </text:p><text:p text:style-name="P13">K</text:p><text:p text:style-name="P8">How long ago was it your number? (I've gone through this myself)</text:p><text:p text:style-name="P13">until January this year </text:p><text:p text:style-name="P13">Sounds about right </text:p><text:p text:style-name="P13">And today my phone just died I had to erase everything</text:p><text:p text:style-name="P13">I'll c/p the next code </text:p><text:p text:style-name="P13">Ok just a minute </text:p><text:p text:style-name="P8">I’m gonna send it now </text:p><text:p text:style-name="P8">Just did it </text:p><text:p text:style-name="P13">809614</text:p><text:p text:style-name="P8">Any chance you used to babysit in Marin county?</text:p><text:p text:style-name="P13">Hahahah yes! People text you asking for babysit? </text:p><text:p text:style-name="P8">I tried to text most of my contacts from my new number </text:p><text:p text:style-name="P13">+1 415-815-8027</text:p><text:p text:style-name="P16">Texting with Camila</text:p><text:p text:style-name="P13">Thank you soooo much! I was desperate </text:p><text:p text:style-name="P7"><text:span text:style-name="T2">RCS chat with Camila. </text:span><text:a xlink:type="simple" xlink:href="https://messages.google.com/web/u/0/" office:target-frame-name="_blank" xlink:show="new" text:style-name="Internet_20_link" text:visited-style-name="Visited_20_Internet_20_Link"><text:span text:style-name="T3">Details</text:span></text:a></text:p><text:p text:style-name="P13">And does your name start with a c?</text:p><text:p text:style-name="P13">Yep </text:p><text:p text:style-name="P8">Camila </text:p><text:p text:style-name="P13">Yuppers </text:p><text:p text:style-name="P13">I’ll change my number here </text:p><text:p text:style-name="P13">I've had fun with it. They think you cook children now </text:p><text:p text:style-name="P13">Hahahaha </text:p><text:p text:style-name="P8">This is funny </text:p><text:p text:style-name="P8">Ohhhh there’s one more account you can help me later </text:p><text:p text:style-name="P13">I had a really long conversation with some couple about the best way to cook turducken</text:p><text:p text:style-name="P13">Couple??? </text:p><text:p text:style-name="P13">It was hysterical and on. For days </text:p><text:p text:style-name="P13">What are their names </text:p><text:p text:style-name="P13">You might have been obligated to bring a veggie plate somewhere a few weeks ago </text:p><text:p text:style-name="P8">No idea, I dump history </text:p><text:p text:style-name="P8">Other accounts?</text:p><text:p text:style-name="P13">Veggie plate </text:p><text:p text:style-name="P8">Sounds like me </text:p><text:p text:style-name="P8">I think you’re doing a good job being Camila </text:p><text:p text:style-name="P13">Fb LinkedIn Gmail, venmo</text:p><text:p text:style-name="P8">Back in 10</text:p><text:p text:style-name="P13">My clear account. Wait ill try to access </text:p><text:p text:style-name="P8">No worriesss</text:p><text:p text:style-name="P13">Back </text:p><text:p text:style-name="P8">Y, that one is a pain</text:p><text:p text:style-name="P8">398632</text:p><text:p text:style-name="P8">I labeled your # if you need help in the future </text:p><text:p text:style-name="P8">So, turducken... </text:p><text:p text:style-name="P8">After days of texting with someone that needed a babysitter for some Friday night (this was months ago) we decided it is best to defrost the birds, one at a time, before deboning them otherwise they would never fit inside and what a waste of stove top stuffing it would be I hope they got a sitter in time </text:p><text:p text:style-name="P8">If you used TurboTax that one is a pain to reset as well </text:p><text:p text:style-name="P13">Did you know that I don’t even know what is turducken </text:p><text:p text:style-name="P8">Ok I just looked it up </text:p><text:p text:style-name="P8">I am vegetarian!!! </text:p><text:p text:style-name="P8">This is hilarious </text:p><text:p text:style-name="P8">If there’s any website that you tried to set an account and couldn’t use the number let me know </text:p><text:p text:style-name="P8">I can’t access and remove it for you </text:p><text:p text:style-name="P13">K, will cooperate </text:p><text:p text:style-name="P8">Thx</text:p><text:p text:style-name="P8">BTW some couple/person (babysitting) may think you have a job at the only pizza joint in Pacheco pass</text:p><text:p text:style-name="P13">wow living my best life </text:p><text:p text:style-name="P9">I’m gonna bug you last time I promise </text:p><text:p text:style-name="P13">389061</text:p><text:p text:style-name="P8">No worries, been through it </text:p><text:p text:style-name="P8">Sorry I made your clients think I was making dinner from their children </text:p><text:p text:style-name="P13">you’re an angel </text:p><text:p text:style-name="P8">I wish you had told people I’ve dated that I am cooking kids </text:p><text:p text:style-name="P13">I didn't respond to the more lascivious texts , your honor (?) is still intact </text:p><text:p text:style-name="P13">oh thank you that’s very kind </text:p><text:p text:style-name="P8">but if they didn’t get my new number they didn’t deserve it </text:p><text:p text:style-name="P8">the next time you go to the only pizza joint in pacheco pass it’s on me </text:p><text:p text:style-name="P12">😂 <text:line-break/><text:line-break/>Won't xfer any #'s unless it's you trying to get a ref # and I get it in time. <text:line-break/><text:line-break/>I do try to be a decent person. I even made three DMV employees laugh the other week when I got my new driver's license. <text:line-break/><text:line-break/>Be well and please treat others like you would like to be treated.<text:line-break/><text:line-break/>And vote.</text:p><text:p text:style-name="P13">You also made me laugh today, thank you for that haha</text:p><text:p text:style-name="P8">I can’t vote since I’m not a citizen but I’m counting on you to vote well ok </text:p><text:p text:style-name="P8">I know you will </text:p><text:p text:style-name="P13">Most people born could not pass the citizenship test. Don't give up. And there are some economic resources to help. At least for now, but one might want to wait until after January 5th. Should be easier. I'll sign out and be respectful. You sound like a great person. Good night. I'll help if I can. </text:p><text:p text:style-name="P8">(born here could not pass the citizenship test)</text:p><text:p text:style-name="P13">I don’t think I’ll ever do a test to be an American citizen (I’m happy being a Brazilian citizen living abroad for a while!), but I appreciate your confidence in me. Thank you again! You saved my day today. And tell me at least your name please</text:p><text:p text:style-name="P16">Texting with Camila</text:p><text:p text:style-name="P13">Hahahah she’ll finally update it! </text:p><text:p text:style-name="P7"><draw:frame draw:style-name="fr4" draw:name="Image1" text:anchor-type="char" svg:x="0in" svg:width="1.9165in" svg:height="0.3937in" draw:z-index="39"><draw:image xlink:href="blob:https://messages.google.com/22d79128-a5d5-4ff0-b60c-472d1e648823" xlink:type="simple" xlink:show="embed" xlink:actuate="onLoad"/></draw:frame><text:span text:style-name="T2">RCS chat with Camila. </text:span><text:a xlink:type="simple" xlink:href="https://messages.google.com/web/u/0/" office:target-frame-name="_blank" xlink:show="new" text:style-name="Internet_20_link" text:visited-style-name="Visited_20_Internet_20_Link"><text:span text:style-name="T3">Details</text:span></text:a></text:p><text:p text:style-name="P9">Just noticed you have a cancellation tonight from a number ending in 8027 @ ~11 this morning </text:p><text:p text:style-name="P8">Somehow this shirt didn't go over well at my job interview</text:p><text:p text:style-name="P13"><draw:frame draw:style-name="fr4" draw:name="Image2" text:anchor-type="char" svg:x="0in" svg:width="3.1252in" svg:height="0.3937in" draw:z-index="37"><draw:image xlink:href="blob:https://messages.google.com/e0fa7690-7ad2-42e9-bcf7-79a221aa296f" xlink:type="simple" xlink:show="embed" xlink:actuate="onLoad"/></draw:frame>Oh no! Their loss </text:p><text:p text:style-name="P9">Was sorting some photos and thought these would make you laugh (babysitting) </text:p><text:p text:style-name="P13"><draw:frame draw:style-name="fr4" draw:name="Image5" text:anchor-type="char" svg:x="0in" svg:width="1.8752in" svg:height="0.3937in" draw:z-index="33"><draw:image xlink:href="blob:https://messages.google.com/cd1959c7-b267-46ec-94f6-268693869301" xlink:type="simple" xlink:show="embed" xlink:actuate="onLoad"/></draw:frame><draw:frame draw:style-name="fr4" draw:name="Image4" text:anchor-type="char" svg:x="0in" svg:width="2.7189in" svg:height="0.3937in" draw:z-index="24"><draw:image xlink:href="blob:https://messages.google.com/11681117-2f2e-4d03-955c-b6fd3b1a56cd" xlink:type="simple" xlink:show="embed" xlink:actuate="onLoad"/></draw:frame><draw:frame draw:style-name="fr4" draw:name="Image3" text:anchor-type="char" svg:x="0in" svg:width="1.8752in" svg:height="0.3937in" draw:z-index="23"><draw:image xlink:href="blob:https://messages.google.com/85c23b0b-74f4-4b44-be6b-f9321cea5795" xlink:type="simple" xlink:show="embed" xlink:actuate="onLoad"/></draw:frame>Ohhhhh </text:p><text:p text:style-name="P8">This is the couple </text:p><text:p text:style-name="P8">Ok </text:p><text:p text:style-name="P8">Hahahah </text:p><text:p text:style-name="P8">Omg </text:p><text:p text:style-name="P8">Omg </text:p><text:p text:style-name="P11">I worked for them only once 🙏</text:p><text:p text:style-name="P9">The turducken lovers are at it again. "(415) 524-3864, (972) 800-2165 Hey! Are you available Wednesday at 6:00 and/or Friday 6:00 to watch Conrad? Joshua and Cristin" I took the liberty of preparing a holiday-appropriate response: "Do you want yams with marshmallow or gruyere garlic potatoes au gratin roasted in bacon fat? Cranberry sauce too? How about some mint jelly to go with the lamb lollipops as an appetizer? How is Conrad with grating cheese? That's the hardest part. And how is he with peeling potatoes? That part sucks too. And I never quite know how to tell if the yams are ripe; it's not like you can poke them while they are still in the ground. I heard that Dolores Park has good mint; I could take Conrad on a field trip and we could pick some fresh. Or buy some. People always seem to be passing it around; I didn't know it smoked so well. We'll have to try it. He'd still have to cover the Uber. Speaking about peeling potatoes, how is Conrad recovering from that time he was running with scissors? If I made the yams do you think I would have to hide the marshmallows so that he doesn't eat them all or add too many to the hot chocolate? It is that thyme of year, you know ... does he still have a nut allergy? I might have to hide the pecans. Or I could just keep the pie to just pumpkin. We could take the Uber to Half Moon Bay and get some of the pumpkin from one of those in the contest wouldn't that be a great treat? I checked and Uber green is on $63 each way, extra for waiting, a great deal when compared to Uber Black at $260 each way. He might have to start delivering the Sunday paper too, though, if we take the Uber Black. What do you think?" </text:p><text:p text:style-name="P8">Should I respond for you?</text:p><text:p text:style-name="P12">Hahaha no, that’s ok 🤣 they just text the same thing to every baby-sitter in their contacts </text:p><text:p text:style-name="P13">Maybe the other sitters would like the response? </text:p><text:p text:style-name="P9">FYI: They keep asking you about Wednesday. You now have a boyfriend named 'Javier' who rides a motorcycle (gave Conrad a ride last time) who quit drinking and goes to AAA meetings. I asked if it was okay for him to stay over. FYI: They keep asking you about Wednesday. You now have a boyfriend named 'Javier' who rides a motorcycle (gave Conrad a ride last time) who quit drinking and goes to AAA meetings. I asked if it was okay for him to stay over. </text:p><text:p text:style-name="P8">This is a great stress reliever, I am laughing so much. Thank you. </text:p><text:p text:style-name="P9">Life hack #42: When applying for a public sector job and responding to 'Where do you see yourself in 5 years?', replying "Having earned my teaching credential and working with SF Unified" is much better received than "Back at my corner office at 500 California fundraising for educational nonprofits".</text:p><text:p text:style-name="P9">I’m sorry, my life has been crazy</text:p><text:p text:style-name="P11">It seems like I’m living a different life for them 🤣</text:p><text:p text:style-name="P13">I want to ask them how Wednesday night went and where they left my tip ... Really having fun with this - if there are any other non-Conrad inquiries I will let you know but I figured this one is fair game as they were warned/informed. Just got out of a job interview for 'Poop Patrol' in the city; hopefully they don't deem me overqualified (been an issue). Some tips for you: Life hack #42: When applying for a public sector job and responding to 'Where do you see yourself in 5 years?', replying "Having earned my teaching credential and working with SF Unified" is much better received than "Back in my office at 500 California fundraising for educational nonprofits". Life hack #43: I don't recommend five day old melted chunky ice cream for use as cereal milk. It was still refrigerated ... seemed like a good idea ... </text:p><text:p text:style-name="P9">I don’t think I told them I changed my number, mas I think they should have stopped texted already since they aren’t getting any help ? I don’t know haha </text:p><text:p text:style-name="P8">Thanks for the tips, they might be helpful one day hahaha </text:p><text:p text:style-name="P9">Might want to change your phone contact # @ Amazon (or I am getting spam) </text:p><text:p text:style-name="P12">I think you’re getting spam 🤔 just checked here </text:p><text:p text:style-name="P9">On the funny side ... no 'Turducken' calls lately. The ballast on the fluorescent light in the elevator in my building (old school, metal grate too) has almost gone out - it provides quite the holiday-centric/appropriate flicker to the scarey six storey elevator ride where one hopes the cables don't break. Any good babysitting stories lately? I should be moving out of the Tenderloin tomorrow. Happy Halloween! </text:p><text:p text:style-name="P9">Had to open a Telegram account - apparently you have not shifted that over yet and there is no good way to export contacts. Here are the peeps in your contacts that have been active in the last month. After the list I will attach it (same) as a file for import to wherever if you want then there will be a half dozen photos of 100+ peeps that have not been on Telegram in over a month. If you want any of the numbers in particular give me the name - they have to be retrieved individually and I have already done almost 100. <text:line-break/><text:line-break/>Cute photo, btw, hope it is not raining too hard in Corte Madera. <text:line-break/><text:line-break/>Uthopia +5532988496810 <text:line-break/>Luana T +5532984127198 <text:line-break/>Giovanna +14156100579 <text:line-break/>A!? +5524998814296 <text:line-break/>Dentista Angela +5532999526433 <text:line-break/>Henrique +5512992395088 <text:line-break/>Chally Promoter Miami +12403058967 <text:line-break/>Guedes +5512988452525 <text:line-break/>Andy Hayes +19734208556<text:line-break/>Espaço Beleza Criolipolise +5512981870722 <text:line-break/>Rosie (Cruz and Jude Nanny) +14158790124 <text:line-break/>Walmor +5532991449339 <text:line-break/>Fefe +5512981911184 <text:line-break/>Murillo Tristan +16282574192 <text:line-break/>Camilla Godhino +12136511022 <text:line-break/>Andrey +5532991040716 <text:line-break/>Evelyn Rosa +14152994018 <text:line-break/>Adrielli +5512997884665<text:line-break/>Israel Casas Caragua +5512997103726 <text:line-break/>Julia Body Piercer +5531997040818 <text:line-break/>Jack B +13174478387 <text:line-break/>Javier Espinal Promotor Miami +17865789315 <text:line-break/>Suzy +5512997251812 <text:line-break/>Carol G1 +5532991732619 <text:line-break/>Acessa +5532999157720 <text:line-break/>Leigh Rover +17164997946 <text:line-break/>Stephani +5532988646481 <text:line-break/>Carolzinha +5532988255523 <text:line-break/>Dominic Apartment Showing +14155957855 <text:line-break/>Leo Uber +14155219309 <text:line-break/>Maicon +5532984043773 <text:line-break/>Vitoria Miranda +15132248769 <text:line-break/>luiza selvas +16506409676 <text:line-break/>Kelvy +5532999544550 <text:line-break/>Leticia Barros +5532987157781 <text:line-break/>Tania Casa Carugua +5512991358538<text:line-break/>Elisangela Uber +5532999577187 <text:line-break/>Andre Gondim +5512991054402 <text:line-break/>Andre Primo +5532984436255 <text:line-break/>Luana +14157204014 <text:line-break/>Philip Norman +16282354282<text:line-break/>Tina Bobi +15105029868 <text:line-break/>Felipe Eu Gourmet +5532991955626 <text:line-break/>Bruna Ap +5551980409853 <text:line-break/>Annika LCC +16502790912 <text:line-break/>Pedro Primo +5512988708781 <text:line-break/>Nico Miami +393271314423 <text:line-break/>Fabi +5532991995858 <text:line-break/>Rafaela Carvalho +5532999321006 <text:line-break/>Karol +14156807857 <text:line-break/>Myllena Roque +14157550124 <text:line-break/>Daniel Miami +19124419787 <text:line-break/>Mae Laura +5532984630770 <text:line-break/>Keila +5511970329397<text:line-break/>Vinicius Carona +5519994158484 <text:line-break/>Luis Miguel +5532984215157 <text:line-break/>Richard +19149878859 <text:line-break/>Raphael +5521989243642 <text:line-break/>Thamara +5532984821315 <text:line-break/>Anny +17204417193<text:line-break/>Diego Scdhimiter +5521969439243 <text:line-break/>NoName +5512991494849 <text:line-break/>Giovanna G +18588994858 <text:line-break/>Tiago +351918492288 <text:line-break/>Raphael Tirloni +14153611914 <text:line-break/>Juliana +14154055890 <text:line-break/>Camila Neves +16282418645 <text:line-break/>Fernanda Oliveira (viagem) +5531996703287 <text:line-break/>Gui Okida +5518998022600 <text:line-break/>Jaimy Aupair +14155214289<text:line-break/>Ravenna +16286008077 @ravennaf1 <text:line-break/>Amanda (Fairfax) +14152591548<text:line-break/>Augusto Autoescola +5512988321745 <text:line-break/>Bianca Barbosa +14157610225 <text:line-break/>Roberta (Ava) +14152727632 <text:line-break/>Jason B +17249145050 <text:line-break/>Daniela +526181709123 <text:line-break/>Dave Verzosa Promoter Vegas +17024815951 <text:line-break/>Caio (Condominio) +5512991183266 <text:line-break/>Mateus Wulff +5532985250412 <text:line-break/>Joao Lucas +5532999567017 <text:line-break/>Landra +5512996380442 <text:line-break/>Ana San Diego +16193436991 <text:line-break/>Nayara Taro +5534992212252</text:p><text:p text:style-name="P20">CamilaTelegramBak.0.txt</text:p><text:p text:style-name="P13"><draw:frame draw:style-name="fr4" draw:name="Image13" text:anchor-type="char" svg:x="0in" svg:width="1.6563in" svg:height="0.3937in" draw:z-index="32"><draw:image xlink:href="blob:https://messages.google.com/3b9f4100-edbc-4fd6-bf53-9321f81f438b" xlink:type="simple" xlink:show="embed" xlink:actuate="onLoad"/></draw:frame><draw:frame draw:style-name="fr4" draw:name="Image12" text:anchor-type="char" svg:x="0in" svg:width="1.6563in" svg:height="0.3937in" draw:z-index="31"><draw:image xlink:href="blob:https://messages.google.com/4fa0df65-ac73-4d67-b24e-6af45699aba1" xlink:type="simple" xlink:show="embed" xlink:actuate="onLoad"/></draw:frame><draw:frame draw:style-name="fr4" draw:name="Image11" text:anchor-type="char" svg:x="0in" svg:width="1.6563in" svg:height="0.3937in" draw:z-index="30"><draw:image xlink:href="blob:https://messages.google.com/d13dbba8-a538-428b-b85d-c701ccff0dc2" xlink:type="simple" xlink:show="embed" xlink:actuate="onLoad"/></draw:frame><draw:frame draw:style-name="fr4" draw:name="Image10" text:anchor-type="char" svg:x="0in" svg:width="1.6563in" svg:height="0.3937in" draw:z-index="29"><draw:image xlink:href="blob:https://messages.google.com/fc8be626-aee2-4bc8-8fdc-f15e046fe874" xlink:type="simple" xlink:show="embed" xlink:actuate="onLoad"/></draw:frame><draw:frame draw:style-name="fr4" draw:name="Image9" text:anchor-type="char" svg:x="0in" svg:width="1.6563in" svg:height="0.3937in" draw:z-index="28"><draw:image xlink:href="blob:https://messages.google.com/7619e24b-7e11-4b82-9824-dd38246f2635" xlink:type="simple" xlink:show="embed" xlink:actuate="onLoad"/></draw:frame><draw:frame draw:style-name="fr4" draw:name="Image8" text:anchor-type="char" svg:x="0in" svg:width="3.0728in" svg:height="0.3937in" draw:z-index="27"><draw:image xlink:href="blob:https://messages.google.com/9376896a-eb1c-4ff0-84de-53cc67041e5d" xlink:type="simple" xlink:show="embed" xlink:actuate="onLoad"/></draw:frame><draw:frame draw:style-name="fr4" draw:name="Image7" text:anchor-type="char" svg:x="0in" svg:width="1.6563in" svg:height="0.3937in" draw:z-index="26"><draw:image xlink:href="blob:https://messages.google.com/ff856c96-7fe2-4203-a47d-cdaaf622d392" xlink:type="simple" xlink:show="embed" xlink:actuate="onLoad"/></draw:frame><draw:frame draw:style-name="fr4" draw:name="Image6" text:anchor-type="char" svg:x="0in" svg:width="1.6563in" svg:height="0.3937in" draw:z-index="25"><draw:image xlink:href="blob:https://messages.google.com/a743763e-82ea-40d0-8e1b-437865e850d5" xlink:type="simple" xlink:show="embed" xlink:actuate="onLoad"/></draw:frame>Omgggggg thank you so much! I barely use telegram so I didn’t remember to change the number </text:p><text:p text:style-name="P8">Thank you for sending me all the contacts </text:p><text:p text:style-name="P8">I think the contacts I need I have on my phone already. But it’s very helpful and kind of you anyway! </text:p><text:p text:style-name="P8">Just switch it to your account </text:p><text:p text:style-name="P12">Yay.<text:line-break/><text:line-break/>I loved this one: "Jesus: Last seen a long time ago." <text:line-break/><text:line-break/>And I should come up with a good turducken recipe for Jonathan and Kristen and Jared just to mess with them for the holidays - had so much fun with that! 🤣</text:p><text:p text:style-name="P13">HAHAHAH </text:p><text:p text:style-name="P11">I met this Jesus at the playground 🤣</text:p><text:p text:style-name="P9">Latest response:"Do you peeps have any cranberry sauce? The store is already out. What is this? Russia? Next thing they'll be out yams. Good thing I got extra. And I saved the marshmallow peeps from Easter, I am going to melt them in. "</text:p><text:p text:style-name="P9">Latest "Josh and Kristen" question: Do you think anyone will notice if I use squash instead of pumpkin for the pie? I was thinking either spaghetti or acorn; turban is way too much work. I'm doing puffs au gratin as antipasto. </text:p><text:p text:style-name="P9">Latest Josh and Kristen contribution: Hey, sorry, the neighbors dog got into the peeps that I had left out give however if you take lecithin, spare sucrose a tad of corn starch and a pinch of salt pour the mix into an ice cube tray, place the tray in a ziplock freezer bag then apply vacuum/suction from the food saver thingee under the counter next to the sink, seal the bag and place it in the fridge overnight you should be able to save the yams.</text:p><text:p text:style-name="P9">722018</text:p><text:p text:style-name="P13">Sorryyyyy</text:p><text:p text:style-name="P13">Ticket master </text:p><text:p text:style-name="P13">I didn’t know it was connected hahahah </text:p><text:p text:style-name="P13">Np time for another turducken recipe for Jared </text:p><text:p text:style-name="P9">Hey! We are looking for help on every Monday and Tuesday starting on January 6th to pick up Conrad from School at 2:53/3:00 then go to Library and do homework then bring back to our house and watch until approximately 5:30 or 6:00. Interested or know someone? Joshua + Cristin</text:p><text:p text:style-name="P13">Omg they’re always looking for someone </text:p><text:p text:style-name="P13">Response:<text:line-break/><text:line-break/>My boyfriend Javier can pick Jared up every third Wednesday @ 2:53 AM once his motorcycle gets out of the shop. He usually does all of his own work but needed a welding torch for the sidecar mount. The sidecar is for the kitty, Jared rides bitch. Don't worry about a helmet, Javier is a really safe rider and that last wreck on the bridge was not his fault, the other one was cause of the rain and the one downtown doesn't count either as they had just painted the lanes. He didn't like the Ducati anyway the hog is much better and the fat pipes - makes all of the car alarms outside of the bar go off - it's funny as all heck. Just have Jared meet Javier at the bar, Javier is manager now so it is free drinks for Jared - ABC dont roll in after 1:23 AM so free drinks for the kid. Or the YMCA. And the seatbelt is for kitty.<text:line-break/><text:line-break/>Sounds good?<text:line-break/><text:line-break/>Does Jared still have that seafood allergy? I'll remind Javier to bring the epi-pen...</text:p><text:p text:style-name="P9">Wondering if I should still drop off the turducken for Josh, Kristen and Jarret ... Merry Christmas. I think some friends and I might make a musical out of all of the ridiculous responses to baby sitting texts. We have over 8 months of material now! </text:p><text:p text:style-name="P13">Omg hahaha </text:p><text:p text:style-name="P11">Merry Christmassss! 🎄</text:p><text:p text:style-name="P8">Josh, Kristen and Conrad! ***</text:p><text:p text:style-name="P13">You mean I picked up the wrong kid?!?!</text:p><text:p text:style-name="P13">oh no! I don’t think they would mind </text:p><text:p text:style-name="P9">Damn. Maybe they finally got the message. No sitting requests of late!</text:p><text:p text:style-name="P13">Finallyyyyyy</text:p><text:p text:style-name="P9">They are at it again. "Hi! We now have Conrad Mondays, Tuesdays and Wednesdays, so if you know someone looking for more hours and something more steady, then would be great to have someone to pick up from school at 2:53 then do homework and watch until like 5:30 or 6:00. J + C" The response: "Is that the school next to the dispensary?"</text:p><text:p text:style-name="P17">·</text:p><text:p text:style-name="P17"/><text:p text:style-name="P17"><text:s/>Sunday, Jan 19 · 12:54 PM </text:p><text:p text:style-name="P17">(972) 800-2165 created this RCS chat with you and (415) 524-3864. Details</text:p><text:p text:style-name="P17">(972) 800-2165</text:p><text:p text:style-name="P17">Hi! We now have Conrad Mondays, Tuesdays and Wednesdays, so if you know someone looking for more hours and something more steady, then would be great to have someone to pick up from school at 2:53 then do homework and watch until like 5:30 or 6:00.</text:p><text:p text:style-name="P17"/><text:p text:style-name="P17">J + C</text:p><text:p text:style-name="P17"><text:s/>Sunday, Jan 19 · 5:57 PM </text:p><text:p text:style-name="P17">Is that the school next to the dispensary?</text:p><text:p text:style-name="P17">(972) 800-2165</text:p><text:p text:style-name="P17">???</text:p><text:p text:style-name="P17"><text:s/>Sunday, Jan 19 · 10:01 PM </text:p><text:p text:style-name="P17">Right next to the old convent on Lovell, down the street from Sweetwater. </text:p><text:p text:style-name="P17"/><text:p text:style-name="P17"/><text:p text:style-name="P17"/><text:p text:style-name="P4">Texting with Baby Sitting</text:p><text:p text:style-name="P2">Hey camila! Hope you are well! Any chance you are available to babysit this Friday?</text:p><text:p text:style-name="P3">Evening </text:p><text:p text:style-name="P9">I have to clean the oven after the last kid but, yeah, sure </text:p><text:p text:style-name="P8">Got any extra lye? The last kid had sneakers on and I am afraid that the rubber from the soles really makes the place smokey. I should have used the cauldron but I was preparing it for the season. </text:p><text:p text:style-name="P8">Camila new number is +1 628-241-8645</text:p><text:p text:style-name="P10">This was reassigned last spring </text:p><text:p text:style-name="P9">Hey Camilla. We have to cancel tonight. So sorry!</text:p><text:p text:style-name="P9">Jarred might have to take the stairs this Friday night; elevator cable snapped. At least it was only from the 6th floor. </text:p><text:p text:style-name="P9">Did you peeps vote yet?</text:p><text:p text:style-name="P8">Who was shamrock shake thingee?</text:p><text:p text:style-name="P10">Tell Conrad I voted for grimace.</text:p><text:p text:style-name="P9">Do you peeps have any cranberry sauce? The store is already out. What is this? Russia? Next thing they'll be out yams. Good thing I got extra. And I saved the marshmallow peeps from Easter, I am going to melt them in. </text:p><text:p text:style-name="P9">Do you think anyone will notice if I use squash instead of pumpkin for the pie? I was thinking either spaghetti or acorn; turban is way too much work. I'm doing puffs au gratin as antipasto. </text:p><text:p text:style-name="P9">Hey, sorry, the neighbors dog got into the peeps that I had left out give however if you take lecithin, spare sucrose a tad of corn starch and a pinch of salt pour the mix into an ice cube tray, place the tray in a ziplock freezer bag then apply vacuum/suction from the food saver thingee under the counter next to the sink, seal the bag and place it in the fridge overnight you should be able to save the yams.</text:p><text:p text:style-name="P9">Do you peeps want any of the turducken? </text:p><text:p text:style-name="P17">·SMS</text:p><text:p text:style-name="P17"/><text:h text:style-name="P1" text:outline-level="2">(415) 524-3864, (972) 800-2165</text:h><text:p text:style-name="P5"><draw:frame draw:style-name="fr2" draw:name="Frame48" text:anchor-type="char" svg:width="15.302in" draw:z-index="60"><draw:text-box fo:min-height="0.0161in"><draw:frame draw:style-name="fr1" draw:name="Frame65" text:anchor-type="frame" svg:x="0.2083in" svg:y="0.2083in" svg:width="0.5in" draw:z-index="78"><draw:text-box fo:min-height="0.5in"><text:p text:style-name="Text_20_body"/></draw:text-box></draw:frame><draw:frame draw:style-name="fr1" draw:name="Frame64" text:anchor-type="frame" svg:x="0.2083in" svg:y="0.2083in" svg:width="0.5in" draw:z-index="77"><draw:text-box fo:min-height="0.5in"><text:p text:style-name="Text_20_body"/></draw:text-box></draw:frame><draw:frame draw:style-name="fr1" draw:name="Frame58" text:anchor-type="frame" svg:x="0.2083in" svg:y="0.2083in" svg:width="0.5in" draw:z-index="61"><draw:text-box fo:min-height="0.5in"><text:p text:style-name="Text_20_body"/></draw:text-box></draw:frame><draw:frame draw:style-name="fr1" draw:name="Frame57" text:anchor-type="frame" svg:x="0.2083in" svg:y="0.2083in" svg:width="0.5in" draw:z-index="62"><draw:text-box fo:min-height="0.5in"><text:p text:style-name="Text_20_body"/></draw:text-box></draw:frame><draw:frame draw:style-name="fr1" draw:name="Frame56" text:anchor-type="frame" svg:x="0.2083in" svg:y="0.2083in" svg:width="0.5in" draw:z-index="63"><draw:text-box fo:min-height="0.5in"><text:p text:style-name="Text_20_body"/></draw:text-box></draw:frame><draw:frame draw:style-name="fr1" draw:name="Frame55" text:anchor-type="frame" svg:x="0.2083in" svg:y="0.2083in" svg:width="0.5in" draw:z-index="64"><draw:text-box fo:min-height="0.5in"><text:p text:style-name="Text_20_body"/></draw:text-box></draw:frame><draw:frame draw:style-name="fr1" draw:name="Frame54" text:anchor-type="frame" svg:x="0.2083in" svg:y="0.2083in" svg:width="0.5in" draw:z-index="66"><draw:text-box fo:min-height="0.5in"><text:p text:style-name="Text_20_body"/></draw:text-box></draw:frame><draw:frame draw:style-name="fr1" draw:name="Frame53" text:anchor-type="frame" svg:x="0.2083in" svg:y="0.2083in" svg:width="0.5in" draw:z-index="67"><draw:text-box fo:min-height="0.5in"><text:p text:style-name="Text_20_body"/></draw:text-box></draw:frame><draw:frame draw:style-name="fr1" draw:name="Frame52" text:anchor-type="frame" svg:x="0.2083in" svg:y="0.2083in" svg:width="0.5in" draw:z-index="68"><draw:text-box fo:min-height="0.5in"><text:p text:style-name="Text_20_body"/></draw:text-box></draw:frame><draw:frame draw:style-name="fr1" draw:name="Frame51" text:anchor-type="frame" svg:x="0.2083in" svg:y="0.2083in" svg:width="0.5in" draw:z-index="69"><draw:text-box fo:min-height="0.5in"><text:p text:style-name="Text_20_body"/></draw:text-box></draw:frame><draw:frame draw:style-name="fr1" draw:name="Frame50" text:anchor-type="frame" svg:x="0.2083in" svg:y="0.2083in" svg:width="0.5in" draw:z-index="70"><draw:text-box fo:min-height="0.5in"><text:p text:style-name="Text_20_body"/></draw:text-box></draw:frame><draw:frame draw:style-name="fr1" draw:name="Frame49" text:anchor-type="frame" svg:x="0.2083in" svg:y="0.2083in" svg:width="0.5in" draw:z-index="71"><draw:text-box fo:min-height="0.5in"><text:p text:style-name="Text_20_body"/></draw:text-box></draw:frame><text:p text:style-name="P16">(972) 800-2165 created this group MMS with you and (415) 524-3864</text:p><text:p text:style-name="P19">(972) 800-2165</text:p><text:p text:style-name="P13">Hey! We could use help Tuesday night. Could you pick up Conrad at 5:00 from Bay Club and watch until about 10:00 or 10:30? Joshua and Cristin</text:p><text:p text:style-name="P13">Will he cover the Uber and the tab?</text:p><text:p text:style-name="P14">❓</text:p><text:p text:style-name="P19">(972) 800-2165</text:p><text:p text:style-name="P13">Not sure I understand? </text:p><text:p text:style-name="P12">How good is he at deboning turkey? 🦃. I'm planning on turducken but haven't made it to c-town yet </text:p><text:p text:style-name="P19">(972) 800-2165</text:p><text:p text:style-name="P13">Wrong person </text:p><text:p text:style-name="P8">This is Joshua and Cristin asking about watching Conrad on Tuesday night</text:p><text:p text:style-name="P12">Oh, I forgot about his sensitivity, I'll keep it plant based. I heard they are having a deal on the mcsalad. He'll still need to cover the Uber to Foster City. And Cal Fresh doesn't cover hot food but I doubt that the salad counts I'd think that the lettuce 🥬 would wilt. Hey! That's alliteration! Did I ever tell you about the time we ran out of depends? That reminds me, the tomatoes are coming in, ruffage, don'tcha know, should we wait or ... What was the name of that movie... Thelma and Louise?</text:p><text:p text:style-name="P8">My bad. I guess it should be "roughage", "dontcha" and "C-Town". I didn't mean to be a bad influence. And the name of the movie was/is "Fried Green Beans" but we didn't plant them this year just rutabaga, between the tomatoes and the squash, you should see how it grows I didn't want the tendrils to choke the tomatoes off so that's why I put the ruta in the middle what with the smell and all from the plant across the way thank God they finally cleaned that up but what with all the nitrates left behind from the spill I almost lost Jimmy the other day but he he still has that odor thing going on so I got him back. Helps with the growing dontcha know. I still got some Blue Bell from the Dollar General, want it?</text:p><text:p text:style-name="P6"><text:span text:style-name="T1">Remember the crash with all of the eggs? </text:span><text:a xlink:type="simple" xlink:href="https://www.foxnews.com/us/hundreds-eggs-spill-washington-state-highway-head-semi-collision-caught-video" office:target-frame-name="_blank" xlink:show="new" text:style-name="Internet_20_link" text:visited-style-name="Visited_20_Internet_20_Link"><text:span text:style-name="T1">https://www.foxnews.com/us/hundreds-eggs-spill-washington-state-highway-head-semi-collision-caught-video</text:span></text:a><text:span text:style-name="T1"> Turns out their were some peeps in there too. The store over on Maple has a sale on 'em. Does Conrad still like them? </text:span></text:p><text:p text:style-name="P13"><draw:a xlink:type="simple" xlink:href="https://www.foxnews.com/us/hundreds-eggs-spill-washington-state-highway-head-semi-collision-caught-video" office:target-frame-name="_blank" xlink:show="new"><draw:frame draw:style-name="fr3" draw:name="Image14" text:anchor-type="as-char" svg:width="3.3335in" svg:height="1.7709in" draw:z-index="65"><draw:image xlink:href="https://lh3.googleusercontent.com/proxy/0SMsVZP_GkouNeWR0h1NqR6e54272vgSVGhKFkvi1VzgecmG5wnsd3gI5ASnrGeSuN9_Lw7-d_PeZJ4RlQtXxrgi9k9SPjWVXqgUl3ExhzyfEX_z4kSYtM10dZntnT1ODUeHL6h3zWyuKNizZQ6SYG89MBnWkyqL2KZxxZIh2OyyNIfrdoQfF2Oez_rLyjEWYE4nZnVZdUlvhvSUI_dTI-AAbZwM0wsW=s0-w500-v1" xlink:type="simple" xlink:show="embed" xlink:actuate="onLoad"/><svg:title>Hundreds of eggs spill onto Washington state highway following head-on semi collision caught on video</svg:title></draw:frame></draw:a></text:p><text:p text:style-name="P15"><text:a xlink:type="simple" xlink:href="https://www.foxnews.com/us/hundreds-eggs-spill-washington-state-highway-head-semi-collision-caught-video" office:target-frame-name="_blank" xlink:show="new" text:style-name="Internet_20_link" text:visited-style-name="Visited_20_Internet_20_Link"><text:span text:style-name="T1">Hundreds of eggs spill onto Washington state highway following head-on semi collision caught on video</text:span></text:a></text:p><text:p text:style-name="P21"><text:a xlink:type="simple" xlink:href="https://www.foxnews.com/us/hundreds-eggs-spill-washington-state-highway-head-semi-collision-caught-video" office:target-frame-name="_blank" xlink:show="new" text:style-name="Internet_20_link" text:visited-style-name="Visited_20_Internet_20_Link"><text:span text:style-name="T1">A traffic jam was caused along a Washington State highway after a semi collision left dozens of eggs spread across the road, according to Washington State Patrol.</text:span></text:a></text:p><text:p text:style-name="P18"><text:a xlink:type="simple" xlink:href="https://www.foxnews.com/us/hundreds-eggs-spill-washington-state-highway-head-semi-collision-caught-video" office:target-frame-name="_blank" xlink:show="new" text:style-name="Internet_20_link" text:visited-style-name="Visited_20_Internet_20_Link"><text:span text:style-name="T1">www.foxnews.com</text:span></text:a></text:p><text:p text:style-name="P19">(972) 800-2165</text:p><text:p text:style-name="P13">Hey! Are you available Wednesday at 6:00 and/or Friday 6:00 to watch Conrad? Joshua and Cristin</text:p><text:p text:style-name="P19">(972) 800-2165</text:p><text:p text:style-name="P13">???</text:p><text:p text:style-name="P13">Alright if Javier comes with? Last time Conrad really liked riding on the back of the motorcycle. I probably should have told you. </text:p><text:p text:style-name="P8">Oh yeah - Javier stopped drinking too. Now he goes to those AAA meetings. I never knew he liked cars so much, I always thought it was just bikes. </text:p><text:p text:style-name="P19">(972) 800-2165</text:p><text:p text:style-name="P13">Hey! We are looking for help on every Monday and Tuesday starting on January 6th to pick up Conrad from School at 2:53/3:00 then go to Library and do homework then bring back to our house and watch until approximately 5:30 or 6:00. Interested or know someone? Joshua + Cristin</text:p><text:p text:style-name="P9"><text:line-break/>My boyfriend Javier can pick Jared up every third Wednesday @ 2:53 AM once his motorcycle gets out of the shop. He usually does all of his own work but needed a welding torch for the sidecar mount. The sidecar is for the kitty, Jared rides bitch. Don't worry about a helmet, Javier is a really safe rider and that last wreck on the bridge was not his fault, the other one was cause of the rain and the one downtown doesn't count either as they had just painted the lanes. He didn't like the Ducati anyway the hog is much better and the fat pipes - makes all of the car alarms outside of the bar go off - it's funny as all heck. Just have Jared meet Javier at the bar, Javier is manager now so it is free drinks for Jared - ABC dont roll in after 1:23 AM so free drinks for the kid. Or the YMCA. And the seatbelt is for kitty.<text:line-break/><text:line-break/>Sounds good?<text:line-break/><text:line-break/>Does Jared still have that seafood allergy? I'll remind Javier to bring the epi-pen...</text:p><text:p text:style-name="P19">(972) 800-2165</text:p><text:p text:style-name="P13">Wrong people </text:p><text:p text:style-name="P13">Should I still make the turducken?</text:p><text:p text:style-name="P17">·</text:p><text:p text:style-name="P17"/><text:p text:style-name="P17">Texting with (404) 819-1295</text:p><text:p text:style-name="P13">Hi there. Any chance you’re free this Friday? Last minute, I know.</text:p><text:p text:style-name="P9">What time? My shift at eatcalafia ends about 9</text:p><text:p text:style-name="P12">We need 5:45pm-9ish. No worries...next time! 😊 </text:p><text:p text:style-name="P13">I can ask Pam to drop off some sushi, hopefully it won't wilt in this heat </text:p><text:p text:style-name="P17"/><text:p text:style-name="P17"/><text:p text:style-name="P17"/><text:p text:style-name="P17"/></draw:text-box></draw:frame><text:line-break/></text:p><text:p text:style-name="P17"/><text:p text:style-name="P17"/></draw:text-box></draw:frame></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Helvetica Neue', sans-serif, 'Noto Color Emoji', 'apple color emoji', 'windows emoji', 'windows symbol'"/>
    <style:font-face style:name="Verdana" svg:font-family="Verdana" style:font-family-generic="swiss"/>
    <style:font-face style:name="var headline-6-font-family" svg:font-family="'var headline-6-font-family', 'Google Sans', Roboto, arial, sans-serif, 'Noto Color Emoji', 'apple color emoji', 'windows emoji', 'windows 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Verdana"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Verdana"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Verdana" fo:font-family="Verdana" style:font-family-generic="swiss"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Verdana" fo:font-family="Verdana" style:font-family-generic="swis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style:font-name="Verdana" fo:font-family="Verdana"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1T21:32:52.626211285</meta:creation-date>
    <dc:date>2025-02-11T21:40:11.839294416</dc:date>
    <meta:editing-duration>PT7M19S</meta:editing-duration>
    <meta:editing-cycles>2</meta:editing-cycles>
    <meta:generator>LibreOffice/7.3.7.2$Linux_X86_64 LibreOffice_project/30$Build-2</meta:generator>
    <meta:document-statistic meta:table-count="0" meta:image-count="14" meta:object-count="0" meta:page-count="1" meta:paragraph-count="208" meta:word-count="3810" meta:character-count="21257" meta:non-whitespace-character-count="17443"/>
  </office:meta>
</office:document-meta>
</file>